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3.1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table:number-columns-spanned="4" table:number-rows-spanned="1">
            <text:p>Resultados del Tiempo Total Promedio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table:formula="oooc:=AVERAGE([.C3:.E3])" office:value-type="float" office:value="76.6666666666667">
            <text:p>76,67</text:p>
          </table:table-cell>
          <table:table-cell>
            <draw:frame table:end-cell-address="Hoja1.L10" table:end-x="0.929cm" table:end-y="0.4cm" draw:z-index="0" draw:style-name="gr1" svg:width="11.852cm" svg:height="3.402cm" svg:x="0.368cm" svg:y="0.159cm">
              <draw:object draw:notify-on-update-of-ranges="Hoja1.B7:Hoja1.B7 Hoja1.F7:Hoja1.F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Hoja1.Q10" table:end-x="1.389cm" table:end-y="0.347cm" draw:z-index="1" draw:style-name="gr1" svg:width="11.407cm" svg:height="3.402cm" svg:x="1.273cm" svg:y="0.106cm">
              <draw:object draw:notify-on-update-of-ranges="Hoja1.B11:Hoja1.B14 Hoja1.F11:Hoja1.F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290">
            <text:p>290</text:p>
          </table:table-cell>
          <table:table-cell office:value-type="float" office:value="375">
            <text:p>375</text:p>
          </table:table-cell>
          <table:table-cell office:value-type="float" office:value="300">
            <text:p>300</text:p>
          </table:table-cell>
          <table:table-cell table:formula="oooc:=AVERAGE([.C4:.E4])" office:value-type="float" office:value="321.666666666667">
            <text:p>321,6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900">
            <text:p>2900</text:p>
          </table:table-cell>
          <table:table-cell office:value-type="float" office:value="2883">
            <text:p>2883</text:p>
          </table:table-cell>
          <table:table-cell office:value-type="float" office:value="2884">
            <text:p>2884</text:p>
          </table:table-cell>
          <table:table-cell table:formula="oooc:=AVERAGE([.C5:.E5])" office:value-type="float" office:value="2889">
            <text:p>288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26776">
            <text:p>26776</text:p>
          </table:table-cell>
          <table:table-cell office:value-type="float" office:value="26705">
            <text:p>26705</text:p>
          </table:table-cell>
          <table:table-cell office:value-type="float" office:value="26736">
            <text:p>26736</text:p>
          </table:table-cell>
          <table:table-cell table:formula="oooc:=AVERAGE([.C6:.E6])" office:value-type="float" office:value="26739">
            <text:p>2673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table:formula="oooc:=AVERAGE([.C7:.E7])" office:value-type="float" office:value="56.3333333333333">
            <text:p>56,3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13">
            <text:p>213</text:p>
          </table:table-cell>
          <table:table-cell office:value-type="float" office:value="204">
            <text:p>204</text:p>
          </table:table-cell>
          <table:table-cell office:value-type="float" office:value="192">
            <text:p>192</text:p>
          </table:table-cell>
          <table:table-cell table:formula="oooc:=AVERAGE([.C8:.E8])" office:value-type="float" office:value="203">
            <text:p>20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1688">
            <text:p>1688</text:p>
          </table:table-cell>
          <table:table-cell office:value-type="float" office:value="1666">
            <text:p>1666</text:p>
          </table:table-cell>
          <table:table-cell office:value-type="float" office:value="1621">
            <text:p>1621</text:p>
          </table:table-cell>
          <table:table-cell table:formula="oooc:=AVERAGE([.C9:.E9])" office:value-type="float" office:value="1658.33333333333">
            <text:p>1658,3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14794">
            <text:p>14794</text:p>
          </table:table-cell>
          <table:table-cell office:value-type="float" office:value="14973">
            <text:p>14973</text:p>
          </table:table-cell>
          <table:table-cell office:value-type="float" office:value="14862">
            <text:p>14862</text:p>
          </table:table-cell>
          <table:table-cell table:formula="oooc:=AVERAGE([.C10:.E10])" office:value-type="float" office:value="14876.3333333333">
            <text:p>14876,33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table:formula="oooc:=AVERAGE([.C11:.E11])"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247">
            <text:p>247</text:p>
          </table:table-cell>
          <table:table-cell office:value-type="float" office:value="208">
            <text:p>208</text:p>
          </table:table-cell>
          <table:table-cell table:formula="oooc:=AVERAGE([.C12:.E12])" office:value-type="float" office:value="209.333333333333">
            <text:p>209,33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1484">
            <text:p>1484</text:p>
          </table:table-cell>
          <table:table-cell office:value-type="float" office:value="1488">
            <text:p>1488</text:p>
          </table:table-cell>
          <table:table-cell office:value-type="float" office:value="1504">
            <text:p>1504</text:p>
          </table:table-cell>
          <table:table-cell table:formula="oooc:=AVERAGE([.C13:.E13])" office:value-type="float" office:value="1492">
            <text:p>1492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float" office:value="13989">
            <text:p>13989</text:p>
          </table:table-cell>
          <table:table-cell office:value-type="float" office:value="13649">
            <text:p>13649</text:p>
          </table:table-cell>
          <table:table-cell office:value-type="float" office:value="13533">
            <text:p>13533</text:p>
          </table:table-cell>
          <table:table-cell table:formula="oooc:=AVERAGE([.C14:.E14])" office:value-type="float" office:value="13723.6666666667">
            <text:p>13723,6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table:number-columns-spanned="4" table:number-rows-spanned="1">
            <text:p>Resultados del Tiempo Total Promedio de Ejecución de Hilo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table:formula="oooc:=AVERAGE([.C18:.E18])" office:value-type="float" office:value="76.6666666666667">
            <text:p>76,6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290">
            <text:p>290</text:p>
          </table:table-cell>
          <table:table-cell office:value-type="float" office:value="375">
            <text:p>375</text:p>
          </table:table-cell>
          <table:table-cell office:value-type="float" office:value="300">
            <text:p>300</text:p>
          </table:table-cell>
          <table:table-cell table:formula="oooc:=AVERAGE([.C19:.E19])" office:value-type="float" office:value="321.666666666667">
            <text:p>321,6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900">
            <text:p>2900</text:p>
          </table:table-cell>
          <table:table-cell office:value-type="float" office:value="2882">
            <text:p>2882</text:p>
          </table:table-cell>
          <table:table-cell office:value-type="float" office:value="2883">
            <text:p>2883</text:p>
          </table:table-cell>
          <table:table-cell table:formula="oooc:=AVERAGE([.C20:.E20])" office:value-type="float" office:value="2888.33333333333">
            <text:p>2888,3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26776">
            <text:p>26776</text:p>
          </table:table-cell>
          <table:table-cell office:value-type="float" office:value="26705">
            <text:p>26705</text:p>
          </table:table-cell>
          <table:table-cell office:value-type="float" office:value="26736">
            <text:p>26736</text:p>
          </table:table-cell>
          <table:table-cell table:formula="oooc:=AVERAGE([.C21:.E21])" office:value-type="float" office:value="26739">
            <text:p>2673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table:formula="oooc:=AVERAGE([.C22:.E22])" office:value-type="float" office:value="56.3333333333333">
            <text:p>56,3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13">
            <text:p>213</text:p>
          </table:table-cell>
          <table:table-cell office:value-type="float" office:value="204">
            <text:p>204</text:p>
          </table:table-cell>
          <table:table-cell office:value-type="float" office:value="192">
            <text:p>192</text:p>
          </table:table-cell>
          <table:table-cell table:formula="oooc:=AVERAGE([.C23:.E23])" office:value-type="float" office:value="203">
            <text:p>20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1688">
            <text:p>1688</text:p>
          </table:table-cell>
          <table:table-cell office:value-type="float" office:value="1666">
            <text:p>1666</text:p>
          </table:table-cell>
          <table:table-cell office:value-type="float" office:value="1620">
            <text:p>1620</text:p>
          </table:table-cell>
          <table:table-cell table:formula="oooc:=AVERAGE([.C24:.E24])" office:value-type="float" office:value="1658">
            <text:p>165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14793">
            <text:p>14793</text:p>
          </table:table-cell>
          <table:table-cell office:value-type="float" office:value="14973">
            <text:p>14973</text:p>
          </table:table-cell>
          <table:table-cell office:value-type="float" office:value="14862">
            <text:p>14862</text:p>
          </table:table-cell>
          <table:table-cell table:formula="oooc:=AVERAGE([.C25:.E25])" office:value-type="float" office:value="14876">
            <text:p>14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106">
            <text:p>106</text:p>
          </table:table-cell>
          <table:table-cell office:value-type="float" office:value="25">
            <text:p>25</text:p>
          </table:table-cell>
          <table:table-cell table:formula="oooc:=AVERAGE([.C26:.E26])" office:value-type="float" office:value="63.6666666666667">
            <text:p>63,67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246">
            <text:p>246</text:p>
          </table:table-cell>
          <table:table-cell office:value-type="float" office:value="208">
            <text:p>208</text:p>
          </table:table-cell>
          <table:table-cell table:formula="oooc:=AVERAGE([.C27:.E27])" office:value-type="float" office:value="209">
            <text:p>20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1484">
            <text:p>1484</text:p>
          </table:table-cell>
          <table:table-cell office:value-type="float" office:value="1488">
            <text:p>1488</text:p>
          </table:table-cell>
          <table:table-cell office:value-type="float" office:value="1504">
            <text:p>1504</text:p>
          </table:table-cell>
          <table:table-cell table:formula="oooc:=AVERAGE([.C28:.E28])" office:value-type="float" office:value="1492">
            <text:p>1492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float" office:value="13989">
            <text:p>13989</text:p>
          </table:table-cell>
          <table:table-cell office:value-type="float" office:value="13649">
            <text:p>13649</text:p>
          </table:table-cell>
          <table:table-cell office:value-type="float" office:value="13532">
            <text:p>13532</text:p>
          </table:table-cell>
          <table:table-cell table:formula="oooc:=AVERAGE([.C29:.E29])" office:value-type="float" office:value="13723.3333333333">
            <text:p>13723,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table:number-columns-spanned="4" table:number-rows-spanned="1">
            <text:p>Resultados del Tiempo Total Promedio de Creación de Hilo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table:formula="oooc:=AVERAGE([.C33:.E33])" office:value-type="float" office:value="47.6666666666667">
            <text:p>47,6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table:formula="oooc:=AVERAGE([.C34:.E34])" office:value-type="float" office:value="37.6666666666667">
            <text:p>37,6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ooc:=AVERAGE([.C35:.E35])" office:value-type="float" office:value="12.6666666666667">
            <text:p>12,6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ooc:=AVERAGE([.C36:.E36])" office:value-type="float" office:value="9.33333333333333">
            <text:p>9,3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table:formula="oooc:=AVERAGE([.C37:.E37])" office:value-type="float" office:value="42.3333333333333">
            <text:p>42,3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table:formula="oooc:=AVERAGE([.C38:.E38])" office:value-type="float" office:value="84.3333333333333">
            <text:p>84,3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table:formula="oooc:=AVERAGE([.C39:.E39])" office:value-type="float" office:value="88.3333333333333">
            <text:p>88,3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formula="oooc:=AVERAGE([.C40:.E40])" office:value-type="float" office:value="80.6666666666667">
            <text:p>80,67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table:formula="oooc:=AVERAGE([.C41:.E41])" office:value-type="float" office:value="51.6666666666667">
            <text:p>51,67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02">
            <text:p>10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formula="oooc:=AVERAGE([.C42:.E42])" office:value-type="float" office:value="95.6666666666667">
            <text:p>95,67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94">
            <text:p>94</text:p>
          </table:table-cell>
          <table:table-cell table:formula="oooc:=AVERAGE([.C43:.E43])" office:value-type="float" office:value="93.6666666666667">
            <text:p>93,67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formula="oooc:=AVERAGE([.C44:.E44])" office:value-type="float" office:value="102.666666666667">
            <text:p>102,67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2/06/2008</text:date>, <text:time>01:41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Marcelo Rodas</meta:initial-creator>
    <meta:creation-date>2008-06-01T21:47:23</meta:creation-date>
    <dc:creator>Marcelo Rodas</dc:creator>
    <dc:date>2008-06-02T01:41:50</dc:date>
    <dc:language>es-PY</dc:language>
    <meta:editing-cycles>56</meta:editing-cycles>
    <meta:editing-duration>PT2H49M23S</meta:editing-duration>
    <meta:user-defined meta:name="Info 1"/>
    <meta:user-defined meta:name="Info 2"/>
    <meta:user-defined meta:name="Info 3"/>
    <meta:user-defined meta:name="Info 4"/>
    <meta:document-statistic meta:table-count="3" meta:cell-count="237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6.30634355545044pt" fo:font-weight="bold" style:font-family-asian="'MS Gothic'" style:font-pitch-asian="variable" style:font-size-asian="6.30634355545044pt" style:font-family-complex="Tahoma" style:font-pitch-complex="variable" style:font-size-complex="6.30634355545044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4.36593008041382pt" style:font-family-asian="'MS Gothic'" style:font-pitch-asian="variable" style:font-size-asian="2.91062021255493pt" style:font-family-complex="Tahoma" style:font-pitch-complex="variable" style:font-size-complex="2.91062021255493pt"/>
    </style:style>
    <style:style style:name="ch4" style:family="chart">
      <style:chart-properties chart:connect-bars="false" chart:spline-order="3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4.36593008041382pt" style:font-family-asian="'MS Gothic'" style:font-pitch-asian="variable" style:font-size-asian="4.36593008041382pt" style:font-family-complex="Tahoma" style:font-pitch-complex="variable" style:font-size-complex="4.36593008041382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4.36593008041382pt" style:font-family-asian="'MS Gothic'" style:font-pitch-asian="variable" style:font-size-asian="4.36593008041382pt" style:font-family-complex="Tahoma" style:font-pitch-complex="variable" style:font-size-complex="4.36593008041382pt"/>
    </style:style>
    <style:style style:name="ch9" style:family="chart">
      <style:chart-properties chart:symbol-type="none" chart:data-label-number="value" chart:data-label-text="false" chart:data-label-symbol="false"/>
      <style:graphic-properties svg:stroke-width="0.05cm" svg:stroke-color="#993366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11.853cm" svg:height="3.403cm" chart:class="chart:scatter" chart:style-name="ch1">
        <chart:title svg:x="1.365cm" svg:y="0.068cm" chart:style-name="ch2">
          <text:p>Resultados Algoritmo Secuencial (8 hilos)</text:p>
        </chart:title>
        <chart:legend chart:legend-position="end" svg:x="9.421cm" svg:y="1.348cm" chart:style-name="ch3"/>
        <chart:plot-area chart:style-name="ch4" table:cell-range-address="Hoja1.B7:Hoja1.B7 Hoja1.F7:Hoja1.F7" svg:x="0.362cm" svg:y="0.455cm" svg:width="9.13cm" svg:height="2.879cm">
          <chart:axis chart:dimension="x" chart:name="primary-x" chart:style-name="ch5">
            <chart:title svg:x="4.301cm" svg:y="3.147cm" chart:style-name="ch6">
              <text:p>Tamaño de matriz (N)</text:p>
            </chart:title>
            <chart:grid chart:class="major"/>
          </chart:axis>
          <chart:axis chart:dimension="y" chart:name="primary-y" chart:style-name="ch7">
            <chart:title svg:x="0.357cm" svg:y="2.076cm" chart:style-name="ch8">
              <text:p>Tiempo (mseg)</text:p>
            </chart:title>
            <chart:grid chart:class="major"/>
          </chart:axis>
          <chart:series chart:style-name="ch9" chart:values-cell-range-address="Hoja1.F7:Hoja1.F7" chart:class="chart:scatter">
            <chart:domain table:cell-range-address="Hoja1.B7:Hoja1.B7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56.3333333333333">
                <text:p>56.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6.30634355545044pt" fo:font-weight="bold" style:font-family-asian="'MS Gothic'" style:font-pitch-asian="variable" style:font-size-asian="6.30634355545044pt" style:font-family-complex="Tahoma" style:font-pitch-complex="variable" style:font-size-complex="6.30634355545044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4.36593008041382pt" style:font-family-asian="'MS Gothic'" style:font-pitch-asian="variable" style:font-size-asian="2.91062021255493pt" style:font-family-complex="Tahoma" style:font-pitch-complex="variable" style:font-size-complex="2.91062021255493pt"/>
    </style:style>
    <style:style style:name="ch4" style:family="chart">
      <style:chart-properties chart:connect-bars="false" chart:spline-order="3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4.36593008041382pt" style:font-family-asian="'MS Gothic'" style:font-pitch-asian="variable" style:font-size-asian="4.36593008041382pt" style:font-family-complex="Tahoma" style:font-pitch-complex="variable" style:font-size-complex="4.36593008041382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4.36593008041382pt" style:font-family-asian="'MS Gothic'" style:font-pitch-asian="variable" style:font-size-asian="4.36593008041382pt" style:font-family-complex="Tahoma" style:font-pitch-complex="variable" style:font-size-complex="4.36593008041382pt"/>
    </style:style>
    <style:style style:name="ch9" style:family="chart">
      <style:chart-properties chart:symbol-type="none" chart:data-label-number="value" chart:data-label-text="false" chart:data-label-symbol="false"/>
      <style:graphic-properties svg:stroke-width="0.05cm" svg:stroke-color="#993366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 draw:fill-color="#d9d9d9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11.408cm" svg:height="3.403cm" chart:class="chart:scatter" chart:style-name="ch1">
        <chart:title svg:x="1.017cm" svg:y="0.068cm" chart:style-name="ch2">
          <text:p>Resultados Algoritmo Secuencial (16 hilos)</text:p>
        </chart:title>
        <chart:legend chart:legend-position="end" svg:x="9.188cm" svg:y="1.348cm" chart:style-name="ch3"/>
        <chart:plot-area chart:style-name="ch4" table:cell-range-address="Hoja1.B11:Hoja1.B14 Hoja1.F11:Hoja1.F14" svg:x="0.293cm" svg:y="0.455cm" svg:width="8.787cm" svg:height="2.879cm">
          <chart:axis chart:dimension="x" chart:name="primary-x" chart:style-name="ch5">
            <chart:title svg:x="4.01cm" svg:y="3.136cm" chart:style-name="ch6">
              <text:p>Tamaño de matriz (N)</text:p>
            </chart:title>
            <chart:grid chart:class="major"/>
          </chart:axis>
          <chart:axis chart:dimension="y" chart:name="primary-y" chart:style-name="ch7">
            <chart:title svg:x="0.344cm" svg:y="2.089cm" chart:style-name="ch8">
              <text:p>Tiempo (mseg)</text:p>
            </chart:title>
            <chart:grid chart:class="major"/>
          </chart:axis>
          <chart:series chart:style-name="ch9" chart:values-cell-range-address="Hoja1.F11:Hoja1.F14" chart:class="chart:scatter">
            <chart:domain table:cell-range-address="Hoja1.B11:Hoja1.B14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Fila 11</text:p>
              </table:table-cell>
              <table:table-cell office:value-type="float" office:value="200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400">
                <text:p>400</text:p>
              </table:table-cell>
              <table:table-cell office:value-type="float" office:value="209.333333333333">
                <text:p>209.333333333333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800">
                <text:p>80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600">
                <text:p>1600</text:p>
              </table:table-cell>
              <table:table-cell office:value-type="float" office:value="13723.6666666667">
                <text:p>13723.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